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83690dc040" style:family="table" style:master-page-name="ta-mp-0x7f83690dc040">
      <style:table-properties table:display="true" style:writing-mode="lr-tb"/>
    </style:style>
    <style:style style:name="ta-0x7f83690dc230" style:family="table" style:master-page-name="ta-mp-0x7f83690dc230">
      <style:table-properties table:display="true" style:writing-mode="lr-tb"/>
    </style:style>
    <style:style style:name="ta-0x7f83690dc420" style:family="table" style:master-page-name="ta-mp-0x7f83690dc420">
      <style:table-properties table:display="true" style:writing-mode="lr-tb"/>
    </style:style>
    <style:style style:name="ta-0x7f83690dc610" style:family="table" style:master-page-name="ta-mp-0x7f83690dc610">
      <style:table-properties table:display="true" style:writing-mode="lr-tb"/>
    </style:style>
    <style:style style:name="ta-0x7f83690dc800" style:family="table" style:master-page-name="ta-mp-0x7f83690dc800">
      <style:table-properties table:display="true" style:writing-mode="lr-tb"/>
    </style:style>
    <style:style style:name="ta-0x7f83690dc9f0" style:family="table" style:master-page-name="ta-mp-0x7f83690dc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83690d8c9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83690d8dc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83690d8ee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0d5c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0d913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0d938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0d5d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0d9260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0d94b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0d901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0d970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0d995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0d5e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0d9828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10670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0d95d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10695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106ba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0d5f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106a80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106cd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10683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106f2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10717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0d60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107048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10729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106df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1074e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10773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0d61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107610" style:family="table-cell" style:data-style-name="ND.0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10786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3691073c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02.75pt" style:use-optimal-column-width="true"/>
    </style:style>
    <style:style style:name="ACOL-2" style:family="table-column"/>
    <style:style style:name="ACOL-3" style:family="table-column">
      <style:table-column-properties style:column-width="171.75pt" style:use-optimal-column-width="true"/>
    </style:style>
    <style:style style:name="ACOL-4" style:family="table-column">
      <style:table-column-properties style:column-width="178.70pt" style:use-optimal-column-width="true"/>
    </style:style>
    <style:style style:name="ACOL-5" style:family="table-column">
      <style:table-column-properties style:column-width="175.55pt" style:use-optimal-column-width="true"/>
    </style:style>
    <style:style style:name="ACOL-6" style:family="table-column">
      <style:table-column-properties style:column-width="110.24pt" style:use-optimal-column-width="true"/>
    </style:style>
    <style:style style:name="ACOL-7" style:family="table-column">
      <style:table-column-properties style:column-width="64.26pt" style:use-optimal-column-width="true"/>
    </style:style>
    <style:style style:name="ACOL-8" style:family="table-column">
      <style:table-column-properties style:column-width="63.00pt" style:use-optimal-column-width="false"/>
    </style:style>
    <style:style style:name="ACOL-9" style:family="table-column">
      <style:table-column-properties style:column-width="75.75pt" style:use-optimal-column-width="true"/>
    </style:style>
    <style:style style:name="ACOL-10" style:family="table-column">
      <style:table-column-properties style:column-width="56.25pt" style:use-optimal-column-width="true"/>
    </style:style>
    <style:style style:name="ACOL-11" style:family="table-column">
      <style:table-column-properties style:column-width="69.00pt" style:use-optimal-column-width="true"/>
    </style:style>
    <style:style style:name="ACOL-12" style:family="table-column">
      <style:table-column-properties style:column-width="55.50pt" style:use-optimal-column-width="true"/>
    </style:style>
    <style:style style:name="ACOL-13" style:family="table-column">
      <style:table-column-properties style:column-width="70.50pt" style:use-optimal-column-width="true"/>
    </style:style>
    <style:style style:name="ACOL-14" style:family="table-column">
      <style:table-column-properties style:column-width="157.50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83690dc04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83690d8c9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83690d8dc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83690d8dc0" office:value-type="string">
            <text:p>logi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83690d8ee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2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83690dc230" table:print="false">
        <office:forms form:automatic-focus="false" form:apply-design-mode="false">
          <form:form/>
        </office:forms>
        <table:table-column table:default-cell-style-name="ACE-0x7f83690d5d30" table:style-name="ACOL-3"/>
        <table:table-column table:default-cell-style-name="ACE-0x7f83690d9010" table:style-name="ACOL-4"/>
        <table:table-column table:default-cell-style-name="ACE-0x7f83690d5d30" table:style-name="ACOL-5"/>
        <table:table-column table:default-cell-style-name="ACE-0x7f83690d5d30" table:style-name="ACOL-6"/>
        <table:table-column table:default-cell-style-name="ACE-0x7f83690d5d30" table:style-name="ACOL-7"/>
        <table:table-column table:default-cell-style-name="ACE-0x7f83690d5d30" table:style-name="ACOL-8"/>
        <table:table-column table:default-cell-style-name="ACE-0x7f83690d5d30" table:style-name="ACOL-9"/>
        <table:table-column table:default-cell-style-name="ACE-0x7f83690d5d30" table:style-name="ACOL-10"/>
        <table:table-column table:default-cell-style-name="ACE-0x7f83690d5d30" table:style-name="ACOL-11"/>
        <table:table-column table:default-cell-style-name="ACE-0x7f83690d5d30" table:style-name="ACOL-12"/>
        <table:table-column table:default-cell-style-name="ACE-0x7f83690d5d30" table:style-name="ACOL-13"/>
        <table:table-column table:default-cell-style-name="ACE-0x7f83690d5d30" table:style-name="ACOL-14"/>
        <table:table-column table:default-cell-style-name="ACE-0x7f83690d5d30" table:style-name="ACOL-0" table:number-columns-repeated="116"/>
        <table:table-row table:style-name="AROW-2">
          <table:table-cell table:style-name="ACE-0x7f83690d9138" office:value-type="string">
            <text:p>User Name</text:p>
          </table:table-cell>
          <table:table-cell table:style-name="ACE-0x7f83690d9260" office:value-type="string">
            <text:p>Password</text:p>
          </table:table-cell>
          <table:table-cell table:number-columns-repeated="126" table:style-name="ACE-0x7f83690d5d30"/>
        </table:table-row>
        <table:table-row table:style-name="AROW-2">
          <table:table-cell table:style-name="ACE-0x7f83690d9388" office:value-type="string">
            <text:p>testshopclue@sc.com</text:p>
          </table:table-cell>
          <table:table-cell table:style-name="ACE-0x7f83690d94b0" office:value-type="float" office:value="123456">
            <text:p>123456</text:p>
          </table:table-cell>
          <table:table-cell table:number-columns-repeated="126" table:style-name="ACE-0x7f83690d5d3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2_TestData" table:style-name="ta-0x7f83690dc420" table:print="false">
        <office:forms form:automatic-focus="false" form:apply-design-mode="false">
          <form:form/>
        </office:forms>
        <table:table-column table:default-cell-style-name="ACE-0x7f83690d5e58" table:style-name="ACOL-3"/>
        <table:table-column table:default-cell-style-name="ACE-0x7f83690d95d8" table:style-name="ACOL-4"/>
        <table:table-column table:default-cell-style-name="ACE-0x7f83690d5e58" table:style-name="ACOL-5"/>
        <table:table-column table:default-cell-style-name="ACE-0x7f83690d5e58" table:style-name="ACOL-6"/>
        <table:table-column table:default-cell-style-name="ACE-0x7f83690d5e58" table:style-name="ACOL-7"/>
        <table:table-column table:default-cell-style-name="ACE-0x7f83690d5e58" table:style-name="ACOL-8"/>
        <table:table-column table:default-cell-style-name="ACE-0x7f83690d5e58" table:style-name="ACOL-9"/>
        <table:table-column table:default-cell-style-name="ACE-0x7f83690d5e58" table:style-name="ACOL-10"/>
        <table:table-column table:default-cell-style-name="ACE-0x7f83690d5e58" table:style-name="ACOL-11"/>
        <table:table-column table:default-cell-style-name="ACE-0x7f83690d5e58" table:style-name="ACOL-12"/>
        <table:table-column table:default-cell-style-name="ACE-0x7f83690d5e58" table:style-name="ACOL-13"/>
        <table:table-column table:default-cell-style-name="ACE-0x7f83690d5e58" table:style-name="ACOL-14"/>
        <table:table-column table:default-cell-style-name="ACE-0x7f83690d5e58" table:style-name="ACOL-0" table:number-columns-repeated="116"/>
        <table:table-row table:style-name="AROW-2">
          <table:table-cell table:style-name="ACE-0x7f83690d9700" office:value-type="string">
            <text:p>User Name</text:p>
          </table:table-cell>
          <table:table-cell table:style-name="ACE-0x7f83690d9828" office:value-type="string">
            <text:p>Password</text:p>
          </table:table-cell>
          <table:table-cell table:number-columns-repeated="126" table:style-name="ACE-0x7f83690d5e58"/>
        </table:table-row>
        <table:table-row table:style-name="AROW-2">
          <table:table-cell table:style-name="ACE-0x7f83690d9950" office:value-type="string">
            <text:p>testshopclue@sc.com</text:p>
          </table:table-cell>
          <table:table-cell table:style-name="ACE-0x7f8369106708" office:value-type="float" office:value="123456">
            <text:p>123456</text:p>
          </table:table-cell>
          <table:table-cell table:number-columns-repeated="126" table:style-name="ACE-0x7f83690d5e5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3_TestData" table:style-name="ta-0x7f83690dc610" table:print="false">
        <office:forms form:automatic-focus="false" form:apply-design-mode="false">
          <form:form/>
        </office:forms>
        <table:table-column table:default-cell-style-name="ACE-0x7f83690d5f80" table:style-name="ACOL-3"/>
        <table:table-column table:default-cell-style-name="ACE-0x7f8369106830" table:style-name="ACOL-4"/>
        <table:table-column table:default-cell-style-name="ACE-0x7f83690d5f80" table:style-name="ACOL-5"/>
        <table:table-column table:default-cell-style-name="ACE-0x7f83690d5f80" table:style-name="ACOL-6"/>
        <table:table-column table:default-cell-style-name="ACE-0x7f83690d5f80" table:style-name="ACOL-7"/>
        <table:table-column table:default-cell-style-name="ACE-0x7f83690d5f80" table:style-name="ACOL-8"/>
        <table:table-column table:default-cell-style-name="ACE-0x7f83690d5f80" table:style-name="ACOL-9"/>
        <table:table-column table:default-cell-style-name="ACE-0x7f83690d5f80" table:style-name="ACOL-10"/>
        <table:table-column table:default-cell-style-name="ACE-0x7f83690d5f80" table:style-name="ACOL-11"/>
        <table:table-column table:default-cell-style-name="ACE-0x7f83690d5f80" table:style-name="ACOL-12"/>
        <table:table-column table:default-cell-style-name="ACE-0x7f83690d5f80" table:style-name="ACOL-13"/>
        <table:table-column table:default-cell-style-name="ACE-0x7f83690d5f80" table:style-name="ACOL-14"/>
        <table:table-column table:default-cell-style-name="ACE-0x7f83690d5f80" table:style-name="ACOL-0" table:number-columns-repeated="116"/>
        <table:table-row table:style-name="AROW-2">
          <table:table-cell table:style-name="ACE-0x7f8369106958" office:value-type="string">
            <text:p>User Name</text:p>
          </table:table-cell>
          <table:table-cell table:style-name="ACE-0x7f8369106a80" office:value-type="string">
            <text:p>Password</text:p>
          </table:table-cell>
          <table:table-cell table:number-columns-repeated="126" table:style-name="ACE-0x7f83690d5f80"/>
        </table:table-row>
        <table:table-row table:style-name="AROW-2">
          <table:table-cell table:style-name="ACE-0x7f8369106ba8" office:value-type="string">
            <text:p>testshopclue@sc.com</text:p>
          </table:table-cell>
          <table:table-cell table:style-name="ACE-0x7f8369106cd0" office:value-type="float" office:value="123456">
            <text:p>123456</text:p>
          </table:table-cell>
          <table:table-cell table:number-columns-repeated="126" table:style-name="ACE-0x7f83690d5f8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4_TestData" table:style-name="ta-0x7f83690dc800" table:print="false">
        <office:forms form:automatic-focus="false" form:apply-design-mode="false">
          <form:form/>
        </office:forms>
        <table:table-column table:default-cell-style-name="ACE-0x7f83690d60a8" table:style-name="ACOL-3"/>
        <table:table-column table:default-cell-style-name="ACE-0x7f8369106df8" table:style-name="ACOL-4"/>
        <table:table-column table:default-cell-style-name="ACE-0x7f83690d60a8" table:style-name="ACOL-5"/>
        <table:table-column table:default-cell-style-name="ACE-0x7f83690d60a8" table:style-name="ACOL-6"/>
        <table:table-column table:default-cell-style-name="ACE-0x7f83690d60a8" table:style-name="ACOL-7"/>
        <table:table-column table:default-cell-style-name="ACE-0x7f83690d60a8" table:style-name="ACOL-8"/>
        <table:table-column table:default-cell-style-name="ACE-0x7f83690d60a8" table:style-name="ACOL-9"/>
        <table:table-column table:default-cell-style-name="ACE-0x7f83690d60a8" table:style-name="ACOL-10"/>
        <table:table-column table:default-cell-style-name="ACE-0x7f83690d60a8" table:style-name="ACOL-11"/>
        <table:table-column table:default-cell-style-name="ACE-0x7f83690d60a8" table:style-name="ACOL-12"/>
        <table:table-column table:default-cell-style-name="ACE-0x7f83690d60a8" table:style-name="ACOL-13"/>
        <table:table-column table:default-cell-style-name="ACE-0x7f83690d60a8" table:style-name="ACOL-14"/>
        <table:table-column table:default-cell-style-name="ACE-0x7f83690d60a8" table:style-name="ACOL-0" table:number-columns-repeated="116"/>
        <table:table-row table:style-name="AROW-2">
          <table:table-cell table:style-name="ACE-0x7f8369106f20" office:value-type="string">
            <text:p>User Name</text:p>
          </table:table-cell>
          <table:table-cell table:style-name="ACE-0x7f8369107048" office:value-type="string">
            <text:p>Password</text:p>
          </table:table-cell>
          <table:table-cell table:number-columns-repeated="126" table:style-name="ACE-0x7f83690d60a8"/>
        </table:table-row>
        <table:table-row table:style-name="AROW-2">
          <table:table-cell table:style-name="ACE-0x7f8369107170" office:value-type="string">
            <text:p>testshopclue@sc.com</text:p>
          </table:table-cell>
          <table:table-cell table:style-name="ACE-0x7f8369107298" office:value-type="float" office:value="123456">
            <text:p>123456</text:p>
          </table:table-cell>
          <table:table-cell table:number-columns-repeated="126" table:style-name="ACE-0x7f83690d60a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5_TestData" table:style-name="ta-0x7f83690dc9f0" table:print="false">
        <office:forms form:automatic-focus="false" form:apply-design-mode="false">
          <form:form/>
        </office:forms>
        <table:table-column table:default-cell-style-name="ACE-0x7f83690d61d0" table:style-name="ACOL-3"/>
        <table:table-column table:default-cell-style-name="ACE-0x7f83691073c0" table:style-name="ACOL-4"/>
        <table:table-column table:default-cell-style-name="ACE-0x7f83690d61d0" table:style-name="ACOL-5"/>
        <table:table-column table:default-cell-style-name="ACE-0x7f83690d61d0" table:style-name="ACOL-6"/>
        <table:table-column table:default-cell-style-name="ACE-0x7f83690d61d0" table:style-name="ACOL-7"/>
        <table:table-column table:default-cell-style-name="ACE-0x7f83690d61d0" table:style-name="ACOL-8"/>
        <table:table-column table:default-cell-style-name="ACE-0x7f83690d61d0" table:style-name="ACOL-9"/>
        <table:table-column table:default-cell-style-name="ACE-0x7f83690d61d0" table:style-name="ACOL-10"/>
        <table:table-column table:default-cell-style-name="ACE-0x7f83690d61d0" table:style-name="ACOL-11"/>
        <table:table-column table:default-cell-style-name="ACE-0x7f83690d61d0" table:style-name="ACOL-12"/>
        <table:table-column table:default-cell-style-name="ACE-0x7f83690d61d0" table:style-name="ACOL-13"/>
        <table:table-column table:default-cell-style-name="ACE-0x7f83690d61d0" table:style-name="ACOL-14"/>
        <table:table-column table:default-cell-style-name="ACE-0x7f83690d61d0" table:style-name="ACOL-0" table:number-columns-repeated="116"/>
        <table:table-row table:style-name="AROW-2">
          <table:table-cell table:style-name="ACE-0x7f83691074e8" office:value-type="string">
            <text:p>User Name</text:p>
          </table:table-cell>
          <table:table-cell table:style-name="ACE-0x7f8369107610" office:value-type="string">
            <text:p>Password</text:p>
          </table:table-cell>
          <table:table-cell table:number-columns-repeated="126" table:style-name="ACE-0x7f83690d61d0"/>
        </table:table-row>
        <table:table-row table:style-name="AROW-2">
          <table:table-cell table:style-name="ACE-0x7f8369107738" office:value-type="string">
            <text:p>testshopclue@sc.com</text:p>
          </table:table-cell>
          <table:table-cell table:style-name="ACE-0x7f8369107860" office:value-type="float" office:value="123456">
            <text:p>123456</text:p>
          </table:table-cell>
          <table:table-cell table:number-columns-repeated="126" table:style-name="ACE-0x7f83690d61d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83690c0e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36911d0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3690a0e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3690928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3690e7e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36910c8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83690dc040" style:display-name="TestCase" style:page-layout-name="pl-0x7f83690c0e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3690dc230" style:display-name="AQA1_TestData" style:page-layout-name="pl-0x7f836911d0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3690dc420" style:display-name="AQA2_TestData" style:page-layout-name="pl-0x7f83690a0e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3690dc610" style:display-name="AQA3_TestData" style:page-layout-name="pl-0x7f83690928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3690dc800" style:display-name="AQA4_TestData" style:page-layout-name="pl-0x7f83690e7e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3690dc9f0" style:display-name="AQA5_TestData" style:page-layout-name="pl-0x7f836910c8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38:33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